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fo:font-weight="bold" officeooo:rsid="000b57d4" officeooo:paragraph-rsid="000b57d4" style:font-weight-asian="bold" style:font-weight-complex="bold"/>
    </style:style>
    <style:style style:name="P2" style:family="paragraph" style:parent-style-name="Standard">
      <style:text-properties fo:language="en" fo:country="GB" fo:font-style="italic" style:text-underline-style="none" officeooo:rsid="000b57d4" officeooo:paragraph-rsid="000b57d4" style:font-style-asian="italic" style:font-style-complex="italic"/>
    </style:style>
    <style:style style:name="P3" style:family="paragraph" style:parent-style-name="Standard">
      <style:text-properties fo:language="en" fo:country="GB" fo:font-style="italic" style:text-underline-style="none" officeooo:rsid="0012e4d3" officeooo:paragraph-rsid="0012e4d3" style:font-style-asian="italic" style:font-style-complex="italic"/>
    </style:style>
    <style:style style:name="P4" style:family="paragraph" style:parent-style-name="Standard">
      <style:text-properties fo:language="en" fo:country="GB" fo:font-style="italic" style:text-underline-style="none" officeooo:rsid="0016c6ac" officeooo:paragraph-rsid="0016c6ac" style:font-style-asian="italic" style:font-style-complex="italic"/>
    </style:style>
    <style:style style:name="P5" style:family="paragraph" style:parent-style-name="Standard">
      <style:text-properties fo:language="en" fo:country="GB" fo:font-style="italic" style:text-underline-style="none" officeooo:rsid="0019890e" officeooo:paragraph-rsid="0019890e" style:font-style-asian="italic" style:font-style-complex="italic"/>
    </style:style>
    <style:style style:name="P6" style:family="paragraph" style:parent-style-name="Standard">
      <style:text-properties fo:language="en" fo:country="GB" fo:font-style="italic" style:text-underline-style="none" officeooo:rsid="001af831" officeooo:paragraph-rsid="001af831" style:font-style-asian="italic" style:font-style-complex="italic"/>
    </style:style>
    <style:style style:name="P7" style:family="paragraph" style:parent-style-name="Standard">
      <style:text-properties fo:language="en" fo:country="GB" fo:font-style="italic" style:text-underline-style="none" officeooo:rsid="001d544f" officeooo:paragraph-rsid="001d544f" style:font-style-asian="italic" style:font-style-complex="italic"/>
    </style:style>
    <style:style style:name="P8" style:family="paragraph" style:parent-style-name="Standard">
      <style:text-properties fo:language="en" fo:country="GB" fo:font-style="normal" officeooo:paragraph-rsid="000b57d4"/>
    </style:style>
    <style:style style:name="P9" style:family="paragraph" style:parent-style-name="Standard">
      <style:text-properties fo:language="en" fo:country="GB" fo:font-style="normal" style:text-underline-style="solid" style:text-underline-width="auto" style:text-underline-color="font-color" officeooo:rsid="000bc809" officeooo:paragraph-rsid="000bc809" style:font-style-asian="normal" style:font-style-complex="normal"/>
    </style:style>
    <style:style style:name="P10" style:family="paragraph" style:parent-style-name="Standard">
      <style:text-properties fo:language="en" fo:country="GB" fo:font-style="normal" style:text-underline-style="solid" style:text-underline-width="auto" style:text-underline-color="font-color" officeooo:rsid="000e762d" officeooo:paragraph-rsid="000e762d" style:font-style-asian="normal" style:font-style-complex="normal"/>
    </style:style>
    <style:style style:name="P11" style:family="paragraph" style:parent-style-name="Standard">
      <style:text-properties fo:language="en" fo:country="GB" fo:font-style="normal" style:text-underline-style="solid" style:text-underline-width="auto" style:text-underline-color="font-color" officeooo:rsid="000f1819" officeooo:paragraph-rsid="000f1819" style:font-style-asian="normal" style:font-style-complex="normal"/>
    </style:style>
    <style:style style:name="P12" style:family="paragraph" style:parent-style-name="Standard">
      <style:text-properties fo:language="en" fo:country="GB" fo:font-style="normal" style:text-underline-style="solid" style:text-underline-width="auto" style:text-underline-color="font-color" officeooo:rsid="0012e4d3" officeooo:paragraph-rsid="0012e4d3" style:font-style-asian="normal" style:font-style-complex="normal"/>
    </style:style>
    <style:style style:name="P13" style:family="paragraph" style:parent-style-name="Standard">
      <style:text-properties fo:language="en" fo:country="GB" fo:font-style="normal" style:text-underline-style="solid" style:text-underline-width="auto" style:text-underline-color="font-color" officeooo:rsid="0016c6ac" officeooo:paragraph-rsid="0016c6ac" style:font-style-asian="normal" style:font-style-complex="normal"/>
    </style:style>
    <style:style style:name="P14" style:family="paragraph" style:parent-style-name="Standard">
      <style:text-properties fo:language="en" fo:country="GB" fo:font-style="normal" style:text-underline-style="solid" style:text-underline-width="auto" style:text-underline-color="font-color" officeooo:rsid="0019890e" officeooo:paragraph-rsid="0019890e" style:font-style-asian="normal" style:font-style-complex="normal"/>
    </style:style>
    <style:style style:name="P15" style:family="paragraph" style:parent-style-name="Standard">
      <style:text-properties fo:language="en" fo:country="GB" fo:font-style="normal" style:text-underline-style="solid" style:text-underline-width="auto" style:text-underline-color="font-color" officeooo:rsid="001af831" officeooo:paragraph-rsid="001af831" style:font-style-asian="normal" style:font-style-complex="normal"/>
    </style:style>
    <style:style style:name="P16" style:family="paragraph" style:parent-style-name="Standard">
      <style:text-properties fo:language="en" fo:country="GB" fo:font-style="normal" style:text-underline-style="solid" style:text-underline-width="auto" style:text-underline-color="font-color" officeooo:rsid="001d544f" officeooo:paragraph-rsid="001d544f" style:font-style-asian="normal" style:font-style-complex="normal"/>
    </style:style>
    <style:style style:name="P17" style:family="paragraph" style:parent-style-name="Standard">
      <style:text-properties fo:language="en" fo:country="GB" fo:font-style="normal" style:text-underline-style="none" officeooo:rsid="000e762d" officeooo:paragraph-rsid="000e762d" style:font-style-asian="normal" style:font-style-complex="normal"/>
    </style:style>
    <style:style style:name="P18" style:family="paragraph" style:parent-style-name="Standard">
      <style:text-properties fo:language="en" fo:country="GB" fo:font-style="normal" style:text-underline-style="none" officeooo:rsid="000e762d" officeooo:paragraph-rsid="000f1819" style:font-style-asian="normal" style:font-style-complex="normal"/>
    </style:style>
    <style:style style:name="P19" style:family="paragraph" style:parent-style-name="Standard">
      <style:text-properties fo:language="en" fo:country="GB" fo:font-style="normal" style:text-underline-style="none" officeooo:rsid="000f1819" officeooo:paragraph-rsid="000f1819" style:font-style-asian="normal" style:font-style-complex="normal"/>
    </style:style>
    <style:style style:name="P20" style:family="paragraph" style:parent-style-name="Standard">
      <style:text-properties fo:language="en" fo:country="GB" fo:font-style="normal" style:text-underline-style="none" officeooo:rsid="0012e4d3" officeooo:paragraph-rsid="0012e4d3" style:font-style-asian="normal" style:font-style-complex="normal"/>
    </style:style>
    <style:style style:name="P21" style:family="paragraph" style:parent-style-name="Standard">
      <style:text-properties fo:language="en" fo:country="GB" fo:font-style="normal" style:text-underline-style="none" officeooo:rsid="0016c6ac" officeooo:paragraph-rsid="0016c6ac" style:font-style-asian="normal" style:font-style-complex="normal"/>
    </style:style>
    <style:style style:name="P22" style:family="paragraph" style:parent-style-name="Standard">
      <style:text-properties fo:language="en" fo:country="GB" fo:font-style="normal" style:text-underline-style="none" officeooo:rsid="0019890e" officeooo:paragraph-rsid="0019890e" style:font-style-asian="normal" style:font-style-complex="normal"/>
    </style:style>
    <style:style style:name="P23" style:family="paragraph" style:parent-style-name="Standard">
      <style:text-properties fo:language="en" fo:country="GB" fo:font-style="normal" style:text-underline-style="none" officeooo:rsid="001af831" officeooo:paragraph-rsid="001af831" style:font-style-asian="normal" style:font-style-complex="normal"/>
    </style:style>
    <style:style style:name="P24" style:family="paragraph" style:parent-style-name="Standard">
      <style:text-properties fo:language="en" fo:country="GB" fo:font-style="normal" style:text-underline-style="none" officeooo:rsid="001d544f" officeooo:paragraph-rsid="001d544f" style:font-style-asian="normal" style:font-style-complex="normal"/>
    </style:style>
    <style:style style:name="P25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normal" fo:font-weight="normal" officeooo:rsid="000b57d4" officeooo:paragraph-rsid="000b57d4" style:font-size-asian="12pt" style:font-size-complex="12pt"/>
    </style:style>
    <style:style style:name="P26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normal" style:text-underline-style="solid" style:text-underline-width="auto" style:text-underline-color="font-color" fo:font-weight="normal" officeooo:rsid="000d5ee3" officeooo:paragraph-rsid="000d5ee3" style:font-size-asian="12pt" style:font-style-asian="normal" style:font-size-complex="12pt" style:font-style-complex="normal"/>
    </style:style>
    <style:style style:name="P27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normal" style:text-underline-style="none" fo:font-weight="normal" officeooo:rsid="000d5ee3" officeooo:paragraph-rsid="000d5ee3" style:font-size-asian="12pt" style:font-style-asian="normal" style:font-size-complex="12pt" style:font-style-complex="normal"/>
    </style:style>
    <style:style style:name="P28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italic" fo:font-weight="normal" officeooo:rsid="000d5ee3" officeooo:paragraph-rsid="000d5ee3" style:font-size-asian="12pt" style:font-style-asian="italic" style:font-size-complex="12pt" style:font-style-complex="italic"/>
    </style:style>
    <style:style style:name="P29" style:family="paragraph" style:parent-style-name="Standard">
      <style:text-properties fo:language="en" fo:country="GB" fo:font-style="normal" style:text-underline-style="none" officeooo:rsid="001d544f" officeooo:paragraph-rsid="001d544f" style:font-style-asian="normal" style:font-style-complex="normal"/>
    </style:style>
    <style:style style:name="P30" style:family="paragraph" style:parent-style-name="Standard">
      <style:text-properties fo:language="en" fo:country="GB" fo:font-style="normal" style:text-underline-style="none" officeooo:rsid="001f2403" officeooo:paragraph-rsid="001f2403" style:font-style-asian="normal" style:font-style-complex="normal"/>
    </style:style>
    <style:style style:name="P31" style:family="paragraph" style:parent-style-name="Standard">
      <style:text-properties fo:language="en" fo:country="GB" fo:font-style="normal" style:text-underline-style="none" officeooo:rsid="0020cde9" officeooo:paragraph-rsid="0020cde9" style:font-style-asian="normal" style:font-style-complex="normal"/>
    </style:style>
    <style:style style:name="P32" style:family="paragraph" style:parent-style-name="Standard">
      <style:text-properties fo:language="en" fo:country="GB" fo:font-style="normal" style:text-underline-style="none" officeooo:rsid="0021fb23" officeooo:paragraph-rsid="0021fb23" style:font-style-asian="normal" style:font-style-complex="normal"/>
    </style:style>
    <style:style style:name="P33" style:family="paragraph" style:parent-style-name="Standard">
      <style:text-properties fo:language="en" fo:country="GB" fo:font-style="normal" style:text-underline-style="solid" style:text-underline-width="auto" style:text-underline-color="font-color" officeooo:rsid="001f2403" officeooo:paragraph-rsid="001f2403" style:font-style-asian="normal" style:font-style-complex="normal"/>
    </style:style>
    <style:style style:name="P34" style:family="paragraph" style:parent-style-name="Standard">
      <style:text-properties fo:language="en" fo:country="GB" fo:font-style="italic" style:text-underline-style="none" officeooo:rsid="001f2403" officeooo:paragraph-rsid="001f2403" style:font-style-asian="italic" style:font-style-complex="italic"/>
    </style:style>
    <style:style style:name="P35" style:family="paragraph" style:parent-style-name="Standard">
      <style:text-properties fo:language="en" fo:country="GB" fo:font-style="italic" style:text-underline-style="solid" style:text-underline-width="auto" style:text-underline-color="font-color" officeooo:rsid="0021fb23" officeooo:paragraph-rsid="0021fb23" style:font-style-asian="italic" style:font-style-complex="italic"/>
    </style:style>
    <style:style style:name="T1" style:family="text">
      <style:text-properties fo:font-variant="normal" fo:text-transform="none" fo:color="#202124" loext:opacity="100%" style:font-name="Liberation Serif" fo:font-size="12pt" fo:letter-spacing="normal" fo:font-weight="normal" style:font-size-asian="12pt" style:font-size-complex="12pt"/>
    </style:style>
    <style:style style:name="T2" style:family="text">
      <style:text-properties fo:font-variant="normal" fo:text-transform="none" fo:color="#202124" loext:opacity="100%" style:font-name="Liberation Serif" fo:font-size="12pt" fo:letter-spacing="normal" fo:font-weight="normal" officeooo:rsid="000b57d4" style:font-size-asian="12pt" style:font-size-complex="12pt"/>
    </style:style>
    <style:style style:name="T3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style:font-size-asian="12pt" style:font-size-complex="12pt"/>
    </style:style>
    <style:style style:name="T4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0b57d4" style:font-size-asian="12pt" style:font-size-complex="12pt"/>
    </style:style>
    <style:style style:name="T5" style:family="text">
      <style:text-properties style:text-underline-style="none" officeooo:rsid="000b57d4" style:font-style-asian="normal" style:font-style-complex="normal"/>
    </style:style>
    <style:style style:name="T6" style:family="text">
      <style:text-properties officeooo:rsid="000e762d"/>
    </style:style>
    <style:style style:name="T7" style:family="text">
      <style:text-properties officeooo:rsid="000f1819"/>
    </style:style>
    <style:style style:name="T8" style:family="text">
      <style:text-properties officeooo:rsid="001022a1"/>
    </style:style>
    <style:style style:name="T9" style:family="text">
      <style:text-properties officeooo:rsid="0014d3a5"/>
    </style:style>
    <style:style style:name="T10" style:family="text">
      <style:text-properties officeooo:rsid="0015cfa2"/>
    </style:style>
    <style:style style:name="T11" style:family="text">
      <style:text-properties officeooo:rsid="001b6843"/>
    </style:style>
    <style:style style:name="T12" style:family="text">
      <style:text-properties officeooo:rsid="0020cde9"/>
    </style:style>
    <style:style style:name="T13" style:family="text">
      <style:text-properties officeooo:rsid="0021fb23"/>
    </style:style>
    <style:style style:name="T14" style:family="text">
      <style:text-properties officeooo:rsid="0023a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8</text:p>
      <text:p text:style-name="P2">Page 72</text:p>
      <text:p text:style-name="P9">Ex. 3</text:p>
      <text:p text:style-name="P8"><text:span text:style-name="T5">a) D</text:span><text:span text:style-name="T1">ue to the visual content offered on the screens</text:span></text:p>
      <text:p text:style-name="P25">b) The design of the restaurant is focused to make it a family place and to generate new experiences</text:p>
      <text:p text:style-name="P8"><text:span text:style-name="T2">c) Yes, </text:span><text:bookmark text:name="tw-target-text"/><text:span text:style-name="T1">because so many employees are no longer needed</text:span></text:p>
      <text:p text:style-name="P8"><text:span text:style-name="T2">d) C</text:span><text:span text:style-name="T1">ompares them in such a way that tablets are more expensive in investment than in paper menus</text:span></text:p>
      <text:p text:style-name="P8"><text:span text:style-name="T2">e) </text:span><text:span text:style-name="T4">T</text:span><text:span text:style-name="T3">he</text:span><text:span text:style-name="T1"> main disadvantage is the virtualization of social activity and the loss of personal contact</text:span></text:p>
      <text:p text:style-name="P25"/>
      <text:p text:style-name="P28">Page 73</text:p>
      <text:p text:style-name="P26">Ex. 2</text:p>
      <text:p text:style-name="P27">a) is located</text:p>
      <text:p text:style-name="P27">b) are produced</text:p>
      <text:p text:style-name="P27">c) is bought</text:p>
      <text:p text:style-name="P27">d) was finally completed</text:p>
      <text:p text:style-name="P27">e) invested</text:p>
      <text:p text:style-name="P27"/>
      <text:p text:style-name="P26">Ex. 3</text:p>
      <text:p text:style-name="P27">a) Last nig<text:span text:style-name="T6">ht</text:span> in the street <text:span text:style-name="T6">she</text:span> was attacked </text:p>
      <text:p text:style-name="P17">b) A man who driving very fast was arrested by the police</text:p>
      <text:p text:style-name="P17">c) All the photographs in the museum of London had been displayed by the artist</text:p>
      <text:p text:style-name="P17">d) The students will be invited to the party by their teacher.</text:p>
      <text:p text:style-name="P17">e) Olympics were started by the Greeks.</text:p>
      <text:p text:style-name="P17"/>
      <text:p text:style-name="P10">Ex. 4</text:p>
      <text:p text:style-name="P18">a) <text:span text:style-name="T7">Documents</text:span> prin<text:span text:style-name="T7">ts every day in the c</text:span>onference room<text:span text:style-name="T7">.</text:span></text:p>
      <text:p text:style-name="P17">b) <text:span text:style-name="T7">A letter was sent from Barcelona last week</text:span></text:p>
      <text:p text:style-name="P17">c) <text:span text:style-name="T7">Sandwiches hasn´t been eaten children yet</text:span></text:p>
      <text:p text:style-name="P17">d) </text:p>
      <text:p text:style-name="P17">e) <text:span text:style-name="T7">The new books were used by a football player last match</text:span></text:p>
      <text:p text:style-name="P17"/>
      <text:p text:style-name="P11">Ex. 5</text:p>
      <text:p text:style-name="P19">a) had </text:p>
      <text:p text:style-name="P19">b) wanted</text:p>
      <text:p text:style-name="P19">c) created</text:p>
      <text:p text:style-name="P19">d) was</text:p>
      <text:p text:style-name="P19">e) didn’t have</text:p>
      <text:p text:style-name="P19">f) <text:span text:style-name="T8">is</text:span></text:p>
      <text:p text:style-name="P19">g) <text:span text:style-name="T8">are uploaded</text:span></text:p>
      <text:p text:style-name="P19">h) <text:span text:style-name="T8">then are downloaded</text:span></text:p>
      <text:p text:style-name="P19">i) <text:span text:style-name="T8">is devoted</text:span></text:p>
      <text:p text:style-name="P19">j) <text:span text:style-name="T8">feels</text:span></text:p>
      <text:p text:style-name="P19">k) <text:span text:style-name="T8">is planning</text:span></text:p>
      <text:p text:style-name="P19">l) <text:span text:style-name="T8">will be needed</text:span></text:p>
      <text:p text:style-name="P19"/>
      <text:p text:style-name="P3">Page 74</text:p>
      <text:p text:style-name="P12">Ex. 6</text:p>
      <text:p text:style-name="P20">1.</text:p>
      <text:p text:style-name="P20">a)All the boys were given new football t-shirts <text:span text:style-name="T9">by the organisers</text:span></text:p>
      <text:p text:style-name="P20">b)New football t-shirts were given to all the boys <text:span text:style-name="T9">by the organisers</text:span></text:p>
      <text:p text:style-name="P20">2.</text:p>
      <text:p text:style-name="P20">a)My mother was given a bike on her birthday <text:span text:style-name="T9">by my father</text:span></text:p>
      <text:p text:style-name="P20"><text:soft-page-break/>b)A bike was given to my mother on her birthday <text:span text:style-name="T9">by my father</text:span></text:p>
      <text:p text:style-name="P20">3.</text:p>
      <text:p text:style-name="P20">a)Bedtime stories <text:span text:style-name="T10">was</text:span> readed to my sister <text:span text:style-name="T9">by my mum</text:span></text:p>
      <text:p text:style-name="P20">b)My sister <text:span text:style-name="T10">was</text:span> readed bedtime stories <text:span text:style-name="T9">by my mum</text:span></text:p>
      <text:p text:style-name="P20"/>
      <text:p text:style-name="P4">Page 75</text:p>
      <text:p text:style-name="P13">Ex. 3</text:p>
      <text:p text:style-name="P21">a) No more than 50 grams.</text:p>
      <text:p text:style-name="P21">b) They connect directly to the search engine.</text:p>
      <text:p text:style-name="P21">c) Its good for extreme who want to record unforgettable experiences and for record tutorials.</text:p>
      <text:p text:style-name="P21">d) Yes, because they are light and you feel as if you were wearing other glasses.</text:p>
      <text:p text:style-name="P21">e)</text:p>
      <text:p text:style-name="P21"/>
      <text:p text:style-name="P5">Page 78</text:p>
      <text:p text:style-name="P14">Ex. 1</text:p>
      <text:p text:style-name="P22">a) Database administrator</text:p>
      <text:p text:style-name="P22">b) IT teacher </text:p>
      <text:p text:style-name="P22">c) IT support officer</text:p>
      <text:p text:style-name="P22">d) Developer</text:p>
      <text:p text:style-name="P22">e) Network administrator</text:p>
      <text:p text:style-name="P22">f) Webmaster</text:p>
      <text:p text:style-name="P22">g) Hardware engineer</text:p>
      <text:p text:style-name="P22">h) Software engineer</text:p>
      <text:p text:style-name="P22">I) Computer security specialist</text:p>
      <text:p text:style-name="P22">j) Project manager</text:p>
      <text:p text:style-name="P22"/>
      <text:p text:style-name="P6">Page 79</text:p>
      <text:p text:style-name="P15">Ex. 4</text:p>
      <text:p text:style-name="P23">a) Communication</text:p>
      <text:p text:style-name="P23">b) Electronics</text:p>
      <text:p text:style-name="P23">c) Telematics</text:p>
      <text:p text:style-name="P23"/>
      <text:p text:style-name="P15">Ex. 6</text:p>
      <text:p text:style-name="P23">a) <text:span text:style-name="T11">Role</text:span></text:p>
      <text:p text:style-name="P23">b) <text:span text:style-name="T11">Internet</text:span></text:p>
      <text:p text:style-name="P23">c) <text:span text:style-name="T11">Satellites</text:span></text:p>
      <text:p text:style-name="P23">d) <text:span text:style-name="T11">Mobile phones</text:span></text:p>
      <text:p text:style-name="P23">e) <text:span text:style-name="T11">Wiring</text:span></text:p>
      <text:p text:style-name="P23">f) <text:span text:style-name="T11">Television</text:span></text:p>
      <text:p text:style-name="P23"/>
      <text:p text:style-name="P7">Page 81</text:p>
      <text:p text:style-name="P16">Ex. 3</text:p>
      <text:p text:style-name="P24">a) <text:s/>Troubleshoot</text:p>
      <text:p text:style-name="P24">b) Optimise</text:p>
      <text:p text:style-name="P24">c) Meet requirements</text:p>
      <text:p text:style-name="P24">d) Bachelor</text:p>
      <text:p text:style-name="P24">e) hold</text:p>
      <text:p text:style-name="P24"/>
      <text:p text:style-name="P34">Page 82</text:p>
      <text:p text:style-name="P33">Ex. 2</text:p>
      <text:p text:style-name="P30">Andrew said that he understood German</text:p>
      <text:p text:style-name="P30">The employee said his boss didn’t allowed him to use the phone at work</text:p>
      <text:p text:style-name="P30"><text:soft-page-break/>Brad said <text:span text:style-name="T12">that </text:span>the company was raising the salaries that day</text:p>
      <text:p text:style-name="P30">Micaela said she had never been <text:span text:style-name="T12">t</text:span>here before</text:p>
      <text:p text:style-name="P30">The technician said she ha<text:span text:style-name="T12">d</text:span>n’t updated that computer for two years</text:p>
      <text:p text:style-name="P30">The teenagers said they <text:span text:style-name="T12">had gone out the night before</text:span></text:p>
      <text:p text:style-name="P31">The recepcionist said they hadn’t checked the voicemail the day before</text:p>
      <text:p text:style-name="P31">Pete said he had got into the bus by ten</text:p>
      <text:p text:style-name="P31">Barry said he wouldn’t see <text:span text:style-name="T13">them</text:span> the following day</text:p>
      <text:p text:style-name="P31">Rose said she would sleep better with those pills</text:p>
      <text:p text:style-name="P31"/>
      <text:p text:style-name="P35">Ex. 3</text:p>
      <text:p text:style-name="P32">“I’m leaving tomorrow”, Alma said.</text:p>
      <text:p text:style-name="P32">“I got married the following year”, Danny said</text:p>
      <text:p text:style-name="P32">“I will come and help <text:span text:style-name="T14">you</text:span> tomorrow”, Veronika said</text:p>
      <text:p text:style-name="P32">“I haven’t installed the antivirus”, Liz said</text:p>
      <text:p text:style-name="P32">“We doesn’t want to go to bed”, the children said</text:p>
      <text:p text:style-name="P32">“The king is going to abdicate this evening”, the journalist sai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2:05:49.617000000</dc:date>
    <meta:editing-duration>PT3H35M23S</meta:editing-duration>
    <meta:editing-cycles>11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108" meta:word-count="582" meta:character-count="3030" meta:non-whitespace-character-count="2551"/>
  </office:meta>
</office:document-meta>
</file>